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fo:margin-bottom="0.25in" style:line-height-at-least="0.2784in" fo:background-color="#FFFFFF"/>
      <style:text-properties style:font-name="Arial" style:font-name-complex="Arial" fo:color="#393939" fo:background-color="#FFFFFF"/>
    </style:style>
    <style:style style:name="P2" style:parent-style-name="NormalWeb" style:family="paragraph">
      <style:paragraph-properties fo:margin-top="0in" fo:margin-bottom="0.25in" style:line-height-at-least="0.2784in" fo:background-color="#FFFFFF"/>
    </style:style>
    <style:style style:name="T3" style:parent-style-name="Strong" style:family="text">
      <style:text-properties style:font-name="Arial" style:font-name-complex="Arial" fo:color="#393939" fo:background-color="#FFFFFF"/>
    </style:style>
    <style:style style:name="T4" style:parent-style-name="DefaultParagraphFont" style:family="text">
      <style:text-properties style:font-name="Arial" style:font-name-complex="Arial" fo:color="#393939" fo:background-color="#FFFFFF"/>
    </style:style>
    <style:style style:name="T5" style:parent-style-name="DefaultParagraphFont" style:family="text">
      <style:text-properties style:font-name="Arial" style:font-name-complex="Arial" fo:color="#393939" fo:background-color="#FFFFFF"/>
    </style:style>
    <style:style style:name="T6" style:parent-style-name="DefaultParagraphFont" style:family="text">
      <style:text-properties style:font-name="Arial" style:font-name-complex="Arial" fo:color="#393939" fo:background-color="#FFFFFF"/>
    </style:style>
    <style:style style:name="T7" style:parent-style-name="DefaultParagraphFont" style:family="text">
      <style:text-properties style:font-name="Arial" style:font-name-complex="Arial" fo:color="#393939" fo:background-color="#FFFFFF"/>
    </style:style>
    <style:style style:name="T8" style:parent-style-name="DefaultParagraphFont" style:family="text">
      <style:text-properties style:font-name="Arial" style:font-name-complex="Arial" fo:color="#393939" fo:background-color="#FFFFFF"/>
    </style:style>
    <style:style style:name="P9" style:parent-style-name="NormalWeb" style:family="paragraph">
      <style:paragraph-properties fo:margin-top="0in" fo:margin-bottom="0.25in" style:line-height-at-least="0.2784in" fo:background-color="#FFFFFF"/>
    </style:style>
    <style:style style:name="T10" style:parent-style-name="DefaultParagraphFont" style:family="text">
      <style:text-properties style:font-name="Arial" style:font-name-complex="Arial"/>
    </style:style>
    <style:style style:name="T11" style:parent-style-name="Hyperlink" style:family="text">
      <style:text-properties style:font-name="Arial" style:font-name-complex="Arial" style:use-window-font-color="true"/>
    </style:style>
    <style:style style:name="T12" style:parent-style-name="DefaultParagraphFont" style:family="text">
      <style:text-properties style:font-name="Arial" style:font-name-complex="Arial"/>
    </style:style>
    <style:style style:name="P13" style:parent-style-name="NormalWeb" style:family="paragraph">
      <style:paragraph-properties fo:margin-top="0.25in" fo:margin-bottom="0.25in" style:line-height-at-least="0.2784in" fo:background-color="#FFFFFF"/>
      <style:text-properties style:font-name="Arial" style:font-name-complex="Arial"/>
    </style:style>
    <style:style style:name="P14" style:parent-style-name="NormalWeb" style:family="paragraph">
      <style:paragraph-properties fo:margin-top="0.25in" fo:margin-bottom="0.25in" style:line-height-at-least="0.2784in" fo:background-color="#FFFFFF"/>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fo:font-size="13.5pt" style:font-size-asian="13.5pt" style:font-size-complex="13.5pt"/>
    </style:style>
    <style:style style:name="T17" style:parent-style-name="DefaultParagraphFont" style:family="text">
      <style:text-properties style:font-name="Arial" style:font-name-complex="Arial"/>
    </style:style>
    <style:style style:name="T18" style:parent-style-name="Hyperlink" style:family="text">
      <style:text-properties style:font-name="Arial" style:font-name-complex="Arial" style:use-window-font-color="true"/>
    </style:style>
    <style:style style:name="T19" style:parent-style-name="DefaultParagraphFont" style:family="text">
      <style:text-properties style:font-name="Arial" style:font-name-complex="Arial"/>
    </style:style>
    <style:style style:name="T20" style:parent-style-name="Hyperlink" style:family="text">
      <style:text-properties style:font-name="Arial" style:font-name-complex="Arial" style:use-window-font-color="true"/>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style:style>
    <style:style style:name="T23" style:parent-style-name="DefaultParagraphFont" style:family="text">
      <style:text-properties style:font-name="Arial" style:font-name-complex="Arial"/>
    </style:style>
  </office:automatic-styles>
  <office:body>
    <office:text text:use-soft-page-breaks="true">
      <text:p text:style-name="P1">Hacking is an attempt to exploit a computer system or a private network inside a computer. It is<text:s/>an<text:s/>unauthorised access to or control over computer network security systems for some illicit purpose.</text:p>
      <text:p text:style-name="P2"><text:span text:style-name="T3"> </text:span><text:span text:style-name="T4">To better describe hacking,<text:s/></text:span><text:span text:style-name="T5">we</text:span><text:span text:style-name="T6"><text:s/>need to first understand hackers. One can easily assume them<text:s/></text:span><text:span text:style-name="T7">intelligent</text:span><text:span text:style-name="T8"><text:s/>and highly skilled in computers. In fact, breaking a security system requires more intelligence and expertise than actually creating one. There are no hard and fast rules whereby we can categorize hackers into neat compartments. However, in general computer parlance, we call them white hats, black hats and grey hats. White hat professionals hack to check their own security systems to make it more hack-proof. In most cases, they are part of the same organisation. Black hat hackers hack to take control over the system for personal gains. They can destroy, steal or even prevent authorized users from accessing the system. They do this by finding loopholes and weaknesses in the system. Some computer experts call them crackers instead of hackers. Grey hat hackers comprise curious people who have just about enough computer language skills to enable them to hack a system to locate potential loopholes in the network security system. Grey hats differ from black hats in the sense that the former notify the admin of the network system about the weaknesses discovered in the system, whereas the latter is only looking for personal gains. All kinds of hacking are considered illegal barring the work done by white hat hackers.</text:span></text:p>
      <text:p text:style-name="P9"><text:span text:style-name="T10">An ethical hacker, also referred to as a </text:span><text:a xlink:href="https://searchsecurity.techtarget.com/definition/white-hat" office:target-frame-name="_top" xlink:show="replace"><text:span text:style-name="T11">white hat</text:span></text:a><text:span text:style-name="T12"> hacker, is an information security expert who systematically attempts to penetrate a computer system, network, application or other computing resource on behalf of its owners -- and with their permission -- to find security vulnerabilities that a malicious hacker could potentially exploit.</text:span></text:p>
      <text:p text:style-name="P13">The purpose of ethical hacking is to evaluate the security of and identify vulnerabilities in systems, networks or system infrastructure. It includes finding and attempting to exploit any vulnerabilities to determine whether unauthorized access or other malicious activities are possible.</text:p>
      <text:p text:style-name="P14"><text:span text:style-name="T15">Ethical hackers use their skills and many of the same methods and techniques to test and bypass organizations' IT security as their unethical</text:span><text:span text:style-name="T16"><text:s/>counterparts, who are<text:s/></text:span><text:soft-page-break/><text:span text:style-name="T17">referred to as </text:span><text:a xlink:href="https://searchsecurity.techtarget.com/definition/black-hat" office:target-frame-name="_top" xlink:show="replace"><text:span text:style-name="T18">black hat</text:span></text:a><text:span text:style-name="T19"> hackers. However, rather than taking advantage of any </text:span><text:a xlink:href="https://whatis.techtarget.com/definition/vulnerability" office:target-frame-name="_top" xlink:show="replace"><text:span text:style-name="T20">vulnerabilities</text:span></text:a><text:span text:style-name="T21"> they find for personal gain, ethical hackers document them and provide advice about how to remediate them so organizations can strengthen their overall<text:s/></text:span><text:span text:style-name="T22">security.</text:span><text:span text:style-name="T23"><text:s/>Hence we may say that computer hackers can be called as <text:s/>professiona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29T09:58:00Z</meta:creation-date>
    <dc:date>2019-09-29T11:56:00Z</dc:date>
    <meta:template xlink:href="Normal" xlink:type="simple"/>
    <meta:editing-cycles>1</meta:editing-cycles>
    <meta:editing-duration>PT7080S</meta:editing-duration>
    <meta:document-statistic meta:page-count="2" meta:paragraph-count="5" meta:word-count="429" meta:character-count="2872" meta:row-count="20" meta:non-whitespace-character-count="2448"/>
  </office:meta>
</office:document-meta>
</file>